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ClassLoader.hasLoad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setHandles( PatternPath hand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findClass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positoryClassLoader.setRepository( ClassPathEntry [ ] 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addClassPathEntry( ClassPathEntry [ ] list , ClassPathEntry new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sitoryClassLoader.isExp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RepositoryClassLoader( Session session , String [ ] classPath ,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getUR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ClassLoad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ClassLoad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findClassLoaderResourc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ositoryClassLoader.destro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positoryClassLoader.buildRepositor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positoryClassLoader.addClassPathEntry( ClassPathEntry c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sitoryClassLoader.getCach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getCached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ClassLoader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addURL( URL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ositoryClassLoader.isDestroy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findResources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positoryClassLoader.isSealed( String name , Manifest m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ClassLoader.check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addHandle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positoryClassLoader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cleanCach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ClassLoader.RepositoryClassLoader( Session session , PatternPath handles , ClassLoader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positoryClassLoader.getHa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ClassLoader.findResourc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positoryClassLoader.findClassPrivileged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positoryClassLoader.defineClass( String name , ClassLoaderResource r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